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ipping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99.99" calcext:value-type="float">
            <text:p>199.99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499.99" calcext:value-type="float">
            <text:p>499.99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/00/0000</text:date>, <text:time style:data-style-name="N2" text:time-value="19:20:52.7389410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X86_64 LibreOffice_project/0bdf1299c94fe897b119f97f3c613e9dca6be583</meta:generator>
    <dc:date>2026-01-24T19:24:10.412264317</dc:date>
    <meta:editing-duration>PT3M17S</meta:editing-duration>
    <meta:editing-cycles>2</meta:editing-cycles>
    <meta:document-statistic meta:table-count="1" meta:cell-count="29" meta:object-count="0"/>
  </office:meta>
</office:document-meta>
</file>